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7462" officeooo:paragraph-rsid="00207462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224dbc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  <style:style style:name="T6" style:family="text">
      <style:text-properties officeooo:rsid="0016f6f3"/>
    </style:style>
    <style:style style:name="T7" style:family="text">
      <style:text-properties officeooo:rsid="00224dbc"/>
    </style:style>
    <style:style style:name="T8" style:family="text">
      <style:text-properties officeooo:rsid="00241f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2">Constitutes the need to <text:span text:style-name="T6">remove the </text:span><text:span text:style-name="T7">villager death messages datapack</text:span><text:span text:style-name="T6"> </text:span><text:span text:style-name="T8">as </text:span><text:span text:style-name="T7">its not being very useful</text:span>.</text:p>
      <text:p text:style-name="P1"/>
      <text:p text:style-name="P1">And proceeds.</text:p>
      <text:p text:style-name="P1"/>
      <text:p text:style-name="P1">Signed by,</text:p>
      <text:p text:style-name="P2">Lunar_Lunatic_</text:p>
      <text:p text:style-name="P2">Eldegron</text:p>
      <text:p text:style-name="P1"/>
      <text:p text:style-name="P1"/>
      <text:p text:style-name="P1"/>
      <text:p text:style-name="P4"><text:span text:style-name="T1">[</text:span><text:span text:style-name="T2">Motion 52-11: To remove the villager death messages datapac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8:50:49.424599739</dc:date>
    <meta:editing-duration>PT3M25S</meta:editing-duration>
    <meta:editing-cycles>14</meta:editing-cycles>
    <meta:generator>LibreOffice/24.2.7.2$Linux_X86_64 LibreOffice_project/420$Build-2</meta:generator>
    <meta:document-statistic meta:table-count="0" meta:image-count="0" meta:object-count="0" meta:page-count="1" meta:paragraph-count="8" meta:word-count="52" meta:character-count="340" meta:non-whitespace-character-count="296"/>
  </office:meta>
</office:document-meta>
</file>